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b42f" officeooo:paragraph-rsid="0015b42f"/>
    </style:style>
    <style:style style:name="P2" style:family="paragraph" style:parent-style-name="Standard">
      <style:paragraph-properties style:line-height-at-least="0.503cm"/>
      <style:text-properties fo:color="#c5c8c6" loext:opacity="100%" style:font-name="Consolas" fo:font-size="10.5pt" fo:font-weight="normal" fo:background-color="#1e1e1e"/>
    </style:style>
    <style:style style:name="P3" style:family="paragraph" style:parent-style-name="Standard">
      <style:text-properties fo:color="#c5c8c6" loext:opacity="100%" style:font-name="Consolas" fo:font-size="10.5pt" fo:font-weight="normal" officeooo:rsid="0015b42f" officeooo:paragraph-rsid="0015b42f" fo:background-color="transparent"/>
    </style:style>
    <style:style style:name="P4" style:family="paragraph" style:parent-style-name="Standard">
      <style:paragraph-properties style:line-height-at-least="0.503cm"/>
      <style:text-properties fo:color="#c5c8c6" loext:opacity="100%" style:font-name="Consolas" fo:font-size="10.5pt" fo:font-weight="normal" fo:background-color="transparent"/>
    </style:style>
    <style:style style:name="P5" style:family="paragraph" style:parent-style-name="Standard">
      <style:text-properties fo:color="#c5c8c6" loext:opacity="100%" style:font-name="Consolas" fo:font-size="10.5pt" fo:language="es" fo:country="MX" fo:font-weight="normal" officeooo:rsid="00194d6e" officeooo:paragraph-rsid="00194d6e" fo:background-color="transparent"/>
    </style:style>
    <style:style style:name="P6" style:family="paragraph" style:parent-style-name="Standard">
      <style:text-properties fo:color="#c5c8c6" loext:opacity="100%" style:font-name="Consolas" fo:font-size="10.5pt" fo:language="es" fo:country="AR" fo:font-weight="normal" officeooo:rsid="0019b4f6" officeooo:paragraph-rsid="0019b4f6" fo:background-color="#1e1e1e"/>
    </style:style>
    <style:style style:name="P7" style:family="paragraph" style:parent-style-name="Standard">
      <style:paragraph-properties style:line-height-at-least="0.503cm"/>
      <style:text-properties fo:color="#c5c8c6" loext:opacity="100%" fo:background-color="#1e1e1e"/>
    </style:style>
    <style:style style:name="P8" style:family="paragraph" style:parent-style-name="Standard">
      <style:paragraph-properties style:line-height-at-least="0.503cm"/>
      <style:text-properties fo:color="#c5c8c6" loext:opacity="100%" fo:background-color="transparent"/>
    </style:style>
    <style:style style:name="P9" style:family="paragraph" style:parent-style-name="Standard">
      <style:text-properties fo:color="#c5c8c6" loext:opacity="100%" fo:language="es" fo:country="AR" officeooo:rsid="0019b4f6" officeooo:paragraph-rsid="0019b4f6" fo:background-color="#1e1e1e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text-properties officeooo:rsid="0015b42f" officeooo:paragraph-rsid="0015b42f" fo:background-color="transparent"/>
    </style:style>
    <style:style style:name="P12" style:family="paragraph" style:parent-style-name="Standard">
      <style:text-properties officeooo:rsid="0015b42f" officeooo:paragraph-rsid="00198842" fo:background-color="transparent"/>
    </style:style>
    <style:style style:name="P13" style:family="paragraph" style:parent-style-name="Standard">
      <style:text-properties officeooo:rsid="001646fb" officeooo:paragraph-rsid="001646fb" fo:background-color="transparent"/>
    </style:style>
    <style:style style:name="P14" style:family="paragraph" style:parent-style-name="Standard">
      <style:text-properties officeooo:rsid="0016ce47" officeooo:paragraph-rsid="0016ce47" fo:background-color="transparent"/>
    </style:style>
    <style:style style:name="P15" style:family="paragraph" style:parent-style-name="Standard">
      <style:text-properties officeooo:rsid="001854e7" officeooo:paragraph-rsid="001854e7" fo:background-color="transparent"/>
    </style:style>
    <style:style style:name="P16" style:family="paragraph" style:parent-style-name="Standard">
      <style:paragraph-properties style:line-height-at-least="0.503cm"/>
      <style:text-properties fo:background-color="transparent"/>
    </style:style>
    <style:style style:name="P17" style:family="paragraph" style:parent-style-name="Standard">
      <style:text-properties fo:language="es" fo:country="MX" officeooo:rsid="00194d6e" officeooo:paragraph-rsid="00194d6e" fo:background-color="transparent"/>
    </style:style>
    <style:style style:name="P18" style:family="paragraph" style:parent-style-name="Standard">
      <style:text-properties fo:language="es" fo:country="MX" officeooo:rsid="0015b42f" officeooo:paragraph-rsid="00198842" fo:background-color="transparent"/>
    </style:style>
    <style:style style:name="P19" style:family="paragraph" style:parent-style-name="Standard">
      <style:text-properties fo:language="es" fo:country="AR" officeooo:rsid="00198842" officeooo:paragraph-rsid="00198842" fo:background-color="transparent"/>
    </style:style>
    <style:style style:name="P20" style:family="paragraph" style:parent-style-name="Standard">
      <style:text-properties fo:language="es" fo:country="AR" officeooo:rsid="0019b4f6" officeooo:paragraph-rsid="0019b4f6" fo:background-color="transparent"/>
    </style:style>
    <style:style style:name="P21" style:family="paragraph" style:parent-style-name="Standard">
      <style:paragraph-properties style:line-height-at-least="0.503cm"/>
      <style:text-properties fo:color="#6089b4" loext:opacity="100%" style:font-name="Consolas" fo:font-size="10.5pt" fo:font-weight="normal" fo:background-color="#1e1e1e"/>
    </style:style>
    <style:style style:name="P22" style:family="paragraph" style:parent-style-name="Standard">
      <style:paragraph-properties fo:margin-top="0cm" fo:margin-bottom="0.499cm" style:contextual-spacing="false" style:line-height-at-least="0.503cm"/>
      <style:text-properties fo:background-color="transparent"/>
    </style:style>
    <style:style style:name="P23" style:family="paragraph" style:parent-style-name="Standard">
      <style:paragraph-properties fo:margin-top="0cm" fo:margin-bottom="0.499cm" style:contextual-spacing="false" style:line-height-at-least="0.503cm"/>
      <style:text-properties fo:color="#c5c8c6" loext:opacity="100%" style:font-name="Consolas" fo:font-size="10.5pt" fo:font-weight="normal" fo:background-color="#1e1e1e"/>
    </style:style>
    <style:style style:name="P24" style:family="paragraph" style:parent-style-name="Standard">
      <style:paragraph-properties fo:margin-top="0cm" fo:margin-bottom="0.499cm" style:contextual-spacing="false" style:line-height-at-least="0.503cm"/>
      <style:text-properties fo:color="#c5c8c6" loext:opacity="100%" style:font-name="Consolas" fo:font-size="10.5pt" fo:font-weight="normal" fo:background-color="transparent"/>
    </style:style>
    <style:style style:name="T1" style:family="text">
      <style:text-properties fo:color="#9872a2" loext:opacity="100%"/>
    </style:style>
    <style:style style:name="T2" style:family="text">
      <style:text-properties fo:color="#9872a2" loext:opacity="100%" style:font-name="Consolas" fo:font-size="10.5pt" fo:font-weight="normal"/>
    </style:style>
    <style:style style:name="T3" style:family="text">
      <style:text-properties fo:color="#c5c8c6" loext:opacity="100%" style:font-name="Consolas" fo:font-size="10.5pt" fo:font-weight="normal"/>
    </style:style>
    <style:style style:name="T4" style:family="text">
      <style:text-properties fo:color="#6089b4" loext:opacity="100%"/>
    </style:style>
    <style:style style:name="T5" style:family="text">
      <style:text-properties fo:color="#6089b4" loext:opacity="100%" style:font-name="Consolas" fo:font-size="10.5pt" fo:font-weight="normal"/>
    </style:style>
    <style:style style:name="T6" style:family="text">
      <style:text-properties fo:color="#676867" loext:opacity="100%"/>
    </style:style>
    <style:style style:name="T7" style:family="text">
      <style:text-properties fo:color="#676867" loext:opacity="100%" style:font-name="Consolas" fo:font-size="10.5pt" fo:font-weight="normal"/>
    </style:style>
    <style:style style:name="T8" style:family="text">
      <style:text-properties fo:color="#9aa83a" loext:opacity="100%"/>
    </style:style>
    <style:style style:name="T9" style:family="text">
      <style:text-properties fo:color="#9aa83a" loext:opacity="100%" style:font-name="Consolas" fo:font-size="10.5pt" fo:font-weight="normal"/>
    </style:style>
    <style:style style:name="T10" style:family="text">
      <style:text-properties fo:color="#9aa83a" loext:opacity="100%" style:font-name="Consolas" fo:font-size="10.5pt" fo:font-weight="normal" officeooo:rsid="001646fb"/>
    </style:style>
    <style:style style:name="T11" style:family="text">
      <style:text-properties fo:color="#ce6700" loext:opacity="100%"/>
    </style:style>
    <style:style style:name="T12" style:family="text">
      <style:text-properties fo:color="#ce6700" loext:opacity="100%" style:font-name="Consolas" fo:font-size="10.5pt" fo:font-weight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c7444a" loext:opacity="100%"/>
    </style:style>
    <style:style style:name="T15" style:family="text">
      <style:text-properties fo:color="#c7444a" loext:opacity="100%" style:font-name="Consolas" fo:font-size="10.5pt" fo:font-weight="normal"/>
    </style:style>
    <style:style style:name="T16" style:family="text">
      <style:text-properties fo:color="#d08442" loext:opacity="100%" style:font-name="Consolas" fo:font-size="10.5pt" fo:font-weight="normal"/>
    </style:style>
    <style:style style:name="T17" style:family="text">
      <style:text-properties officeooo:rsid="001646fb"/>
    </style:style>
    <style:style style:name="T18" style:family="text">
      <style:text-properties fo:background-color="transparent" loext:char-shading-value="0"/>
    </style:style>
    <style:style style:name="T19" style:family="text">
      <style:text-properties fo:color="#9a9b99" loext:opacity="100%"/>
    </style:style>
    <style:style style:name="T20" style:family="text">
      <style:text-properties fo:color="#9a9b99" loext:opacity="100%" style:font-name="Consolas" fo:font-size="10.5pt" fo:font-weight="normal"/>
    </style:style>
    <style:style style:name="T21" style:family="text">
      <style:text-properties fo:color="#d0b344" loext:opacity="100%"/>
    </style:style>
    <style:style style:name="T22" style:family="text">
      <style:text-properties fo:color="#d0b344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><text:span text:style-name="T17">P</text:span>ide la edad y si es mayor de 18 años indica si puede conducir</text:p>
      <text:p text:style-name="P1"/>
      <text:p text:style-name="P11"/>
      <text:p text:style-name="P3"><text:span text:style-name="T1">const</text:span> <text:span text:style-name="T4">nombre</text:span> <text:span text:style-name="T6">=</text:span> <text:span text:style-name="T1">prompt</text:span>(<text:span text:style-name="T8">'Ingrese su nombre'</text:span>, <text:span text:style-name="T8">''</text:span>);</text:p>
      <text:p text:style-name="P4"><text:span text:style-name="T1">const</text:span> <text:span text:style-name="T4">edad</text:span> <text:span text:style-name="T6">=</text:span> <text:span text:style-name="T1">prompt</text:span>(<text:span text:style-name="T8">'Ingrese su edad'</text:span>, <text:span text:style-name="T8">''</text:span>);</text:p>
      <text:p text:style-name="P22"/>
      <text:p text:style-name="P4"><text:span text:style-name="T1">function</text:span> <text:span text:style-name="T11">conducir</text:span>() {</text:p>
      <text:p text:style-name="P8">    <text:span text:style-name="T2">if</text:span><text:span text:style-name="T13"> (</text:span><text:span text:style-name="T5">edad</text:span><text:span text:style-name="T13"> </text:span><text:span text:style-name="T7">&gt;=</text:span><text:span text:style-name="T13"> </text:span><text:span text:style-name="T5">18</text:span><text:span text:style-name="T13">) {</text:span></text:p>
      <text:p text:style-name="P8">        <text:span text:style-name="T15">document</text:span><text:span text:style-name="T13">.</text:span><text:span text:style-name="T12">write</text:span><text:span text:style-name="T13">(</text:span><text:span text:style-name="T9">`Hola </text:span><text:span text:style-name="T16">${</text:span><text:span text:style-name="T5">nombre</text:span><text:span text:style-name="T16">}</text:span><text:span text:style-name="T9">, </text:span><text:span text:style-name="T10">edad suficiente para </text:span><text:span text:style-name="T9">conducir.`</text:span><text:span text:style-name="T13">)</text:span></text:p>
      <text:p text:style-name="P8">    <text:span text:style-name="T13">} </text:span><text:span text:style-name="T2">else</text:span><text:span text:style-name="T13"> {</text:span></text:p>
      <text:p text:style-name="P8">        <text:span text:style-name="T15">document</text:span><text:span text:style-name="T13">.</text:span><text:span text:style-name="T12">write</text:span><text:span text:style-name="T13">(</text:span><text:span text:style-name="T9">`Hola </text:span><text:span text:style-name="T16">${</text:span><text:span text:style-name="T5">nombre</text:span><text:span text:style-name="T16">}</text:span><text:span text:style-name="T9">, no tienes edad suficiente para conducir.`</text:span><text:span text:style-name="T13">)</text:span></text:p>
      <text:p text:style-name="P8">    <text:span text:style-name="T13">}</text:span></text:p>
      <text:p text:style-name="P4">}</text:p>
      <text:p text:style-name="P16"><text:span text:style-name="T12">conducir</text:span><text:span text:style-name="T3">();</text:span></text:p>
      <text:p text:style-name="P11">-------------------------------------------------------------------------------------------------------------------</text:p>
      <text:p text:style-name="P13">Ejercicio 2</text:p>
      <text:p text:style-name="P14">Crear una función que dada una distancia determine el medio de transporte apropiado de acuerdo a las siguientes reglas:</text:p>
      <text:p text:style-name="P14">1 a 1000 metros = pie</text:p>
      <text:p text:style-name="P14">1000 a 10.000 metros = bicicleta</text:p>
      <text:p text:style-name="P15">10000 a 30000 metros = moto</text:p>
      <text:p text:style-name="P14">30.000 a 100.000 metros = auto</text:p>
      <text:p text:style-name="P14">+100.000 = avión</text:p>
      <text:p text:style-name="P14"><text:span text:style-name="T2">const</text:span><text:span text:style-name="T3"> </text:span><text:span text:style-name="T5">distancia</text:span><text:span text:style-name="T3"> </text:span><text:span text:style-name="T7">=</text:span><text:span text:style-name="T3"> </text:span><text:span text:style-name="T2">parseInt</text:span><text:span text:style-name="T3">(</text:span><text:span text:style-name="T2">prompt</text:span><text:span text:style-name="T3">(</text:span><text:span text:style-name="T9">'Ingrese los metros a recorrer'</text:span><text:span text:style-name="T3">, </text:span><text:span text:style-name="T9">''</text:span><text:span text:style-name="T3">));</text:span></text:p>
      <text:p text:style-name="P16"><text:span text:style-name="T2">function</text:span><text:span text:style-name="T3"> </text:span><text:span text:style-name="T12">transporteIndicado</text:span><text:span text:style-name="T3">() {</text:span></text:p>
      <text:p text:style-name="P8">    <text:span text:style-name="T2">if</text:span><text:span text:style-name="T13">(</text:span><text:span text:style-name="T5">distancia</text:span><text:span text:style-name="T13"> </text:span><text:span text:style-name="T7">&gt;</text:span><text:span text:style-name="T13"> </text:span><text:span text:style-name="T5">0</text:span><text:span text:style-name="T13">  </text:span><text:span text:style-name="T7">&amp;&amp;</text:span><text:span text:style-name="T13"> </text:span><text:span text:style-name="T5">distancia</text:span><text:span text:style-name="T13"> </text:span><text:span text:style-name="T7">&lt;=</text:span><text:span text:style-name="T5">1000</text:span><text:span text:style-name="T13">){</text:span></text:p>
      <text:p text:style-name="P8">        <text:span text:style-name="T15">document</text:span><text:span text:style-name="T13">.</text:span><text:span text:style-name="T12">write</text:span><text:span text:style-name="T13">(</text:span><text:span text:style-name="T9">`Para recorrer </text:span><text:span text:style-name="T16">${</text:span><text:span text:style-name="T5">distancia</text:span><text:span text:style-name="T16">}</text:span><text:span text:style-name="T9"> metros, la mejor forma es ir a pie.`</text:span><text:span text:style-name="T13">)</text:span></text:p>
      <text:p text:style-name="P8">    <text:span text:style-name="T13">} </text:span><text:span text:style-name="T2">else</text:span><text:span text:style-name="T13"> </text:span><text:span text:style-name="T2">if</text:span><text:span text:style-name="T13">(</text:span><text:span text:style-name="T5">distancia</text:span><text:span text:style-name="T13"> </text:span><text:span text:style-name="T7">&gt;</text:span><text:span text:style-name="T5">1000</text:span><text:span text:style-name="T13"> </text:span><text:span text:style-name="T7">&amp;&amp;</text:span><text:span text:style-name="T13"> </text:span><text:span text:style-name="T5">distancia</text:span><text:span text:style-name="T13"> </text:span><text:span text:style-name="T7">&lt;=</text:span><text:span text:style-name="T5">10000</text:span><text:span text:style-name="T13">){</text:span></text:p>
      <text:p text:style-name="P8">        <text:span text:style-name="T15">document</text:span><text:span text:style-name="T13">.</text:span><text:span text:style-name="T12">write</text:span><text:span text:style-name="T13">(</text:span><text:span text:style-name="T9">`Para recorrer </text:span><text:span text:style-name="T16">${</text:span><text:span text:style-name="T5">distancia</text:span><text:span text:style-name="T16">}</text:span><text:span text:style-name="T9"> metros, la mejor forma es ir a bicicleta.`</text:span><text:span text:style-name="T13">)</text:span></text:p>
      <text:p text:style-name="P8">    <text:span text:style-name="T13">}</text:span><text:span text:style-name="T2">else</text:span><text:span text:style-name="T13"> </text:span><text:span text:style-name="T2">if</text:span><text:span text:style-name="T13">(</text:span><text:span text:style-name="T5">distancia</text:span><text:span text:style-name="T13"> </text:span><text:span text:style-name="T7">&gt;</text:span><text:span text:style-name="T5">10000</text:span><text:span text:style-name="T13"> </text:span><text:span text:style-name="T7">&amp;&amp;</text:span><text:span text:style-name="T13"> </text:span><text:span text:style-name="T5">distancia</text:span><text:span text:style-name="T13"> </text:span><text:span text:style-name="T7">&lt;=</text:span><text:span text:style-name="T5">30000</text:span><text:span text:style-name="T13">){</text:span></text:p>
      <text:p text:style-name="P8">        <text:span text:style-name="T15">document</text:span><text:span text:style-name="T13">.</text:span><text:span text:style-name="T12">write</text:span><text:span text:style-name="T13">(</text:span><text:span text:style-name="T9">`Para recorrer </text:span><text:span text:style-name="T16">${</text:span><text:span text:style-name="T5">distancia</text:span><text:span text:style-name="T16">}</text:span><text:span text:style-name="T9"> metros, la mejor forma es ir a colectivo.`</text:span><text:span text:style-name="T13">)</text:span></text:p>
      <text:p text:style-name="P8">    <text:span text:style-name="T13">} </text:span><text:span text:style-name="T2">else</text:span><text:span text:style-name="T13"> </text:span><text:span text:style-name="T2">if</text:span><text:span text:style-name="T13"> (</text:span><text:span text:style-name="T5">distancia</text:span><text:span text:style-name="T13"> </text:span><text:span text:style-name="T7">&gt;</text:span><text:span text:style-name="T5">30000</text:span><text:span text:style-name="T13"> </text:span><text:span text:style-name="T7">&amp;&amp;</text:span><text:span text:style-name="T13"> </text:span><text:span text:style-name="T5">distancia</text:span><text:span text:style-name="T13"> </text:span><text:span text:style-name="T7">&lt;=</text:span><text:span text:style-name="T5">100000</text:span><text:span text:style-name="T13">){</text:span></text:p>
      <text:p text:style-name="P8">        <text:span text:style-name="T15">document</text:span><text:span text:style-name="T13">.</text:span><text:span text:style-name="T12">write</text:span><text:span text:style-name="T13">(</text:span><text:span text:style-name="T9">`Para recorrer </text:span><text:span text:style-name="T16">${</text:span><text:span text:style-name="T5">distancia</text:span><text:span text:style-name="T16">}</text:span><text:span text:style-name="T9"> metros, la mejor forma es ir a auto.`</text:span><text:span text:style-name="T13">)</text:span></text:p>
      <text:p text:style-name="P8">    <text:span text:style-name="T13">}</text:span><text:span text:style-name="T2">else</text:span><text:span text:style-name="T13"> </text:span><text:span text:style-name="T2">if</text:span><text:span text:style-name="T13"> (</text:span><text:span text:style-name="T5">distancia</text:span><text:span text:style-name="T7">&gt;</text:span><text:span text:style-name="T5">100000</text:span><text:span text:style-name="T13">){</text:span></text:p>
      <text:p text:style-name="P8">        <text:span text:style-name="T15">document</text:span><text:span text:style-name="T13">.</text:span><text:span text:style-name="T12">write</text:span><text:span text:style-name="T13">(</text:span><text:span text:style-name="T9">`Para recorrer </text:span><text:span text:style-name="T16">${</text:span><text:span text:style-name="T5">distancia</text:span><text:span text:style-name="T16">}</text:span><text:span text:style-name="T9"> metros, la mejor forma es ir a avión.`</text:span><text:span text:style-name="T13">)</text:span></text:p>
      <text:p text:style-name="P8">    <text:span text:style-name="T13">}</text:span></text:p>
      <text:p text:style-name="P8">    <text:span text:style-name="T2">else</text:span><text:span text:style-name="T13"> </text:span><text:span text:style-name="T2">if</text:span><text:span text:style-name="T13">(</text:span><text:span text:style-name="T5">distancia</text:span><text:span text:style-name="T7">&lt;</text:span><text:span text:style-name="T5">0</text:span><text:span text:style-name="T13">){</text:span></text:p>
      <text:p text:style-name="P8">        <text:span text:style-name="T15">document</text:span><text:span text:style-name="T13">.</text:span><text:span text:style-name="T12">write</text:span><text:span text:style-name="T13">(</text:span><text:span text:style-name="T9">'No es posible usar distancia negativa.'</text:span><text:span text:style-name="T13">)</text:span></text:p>
      <text:p text:style-name="P8">    <text:span text:style-name="T13">}</text:span></text:p>
      <text:p text:style-name="P8">    <text:span text:style-name="T13">}</text:span></text:p>
      <text:p text:style-name="P4"><text:span text:style-name="T11">transporteIndicado</text:span>();</text:p>
      <text:p text:style-name="P23"><text:line-break/></text:p>
      <text:p text:style-name="P12"><text:soft-page-break/>-------------------------------------------------------------------------------------------------------------------</text:p>
      <text:p text:style-name="P14"/>
      <text:p text:style-name="P14"/>
      <text:p text:style-name="P17">Ejercicio 3</text:p>
      <text:p text:style-name="P17">Haciendo uso de bucles recorrer un array de numeros y determniunar cual es el mayor</text:p>
      <text:p text:style-name="P5"><text:span text:style-name="T1">const</text:span> <text:span text:style-name="T4">lista</text:span><text:span text:style-name="T6">=</text:span>[];   <text:span text:style-name="T19">//genera funcion ingresar numero hasta 5 veces</text:span></text:p>
      <text:p text:style-name="P8">    <text:span text:style-name="T2">for</text:span><text:span text:style-name="T13">(</text:span><text:span text:style-name="T2">let</text:span><text:span text:style-name="T13"> </text:span><text:span text:style-name="T5">i</text:span><text:span text:style-name="T7">=</text:span><text:span text:style-name="T5">0</text:span><text:span text:style-name="T13">; </text:span><text:span text:style-name="T5">i</text:span><text:span text:style-name="T7">&lt;</text:span><text:span text:style-name="T5">5</text:span><text:span text:style-name="T13">; </text:span><text:span text:style-name="T5">i</text:span><text:span text:style-name="T7">++</text:span><text:span text:style-name="T13">){</text:span></text:p>
      <text:p text:style-name="P8">        <text:span text:style-name="T2">const</text:span><text:span text:style-name="T13"> </text:span><text:span text:style-name="T5">num</text:span><text:span text:style-name="T13"> </text:span><text:span text:style-name="T7">=</text:span><text:span text:style-name="T13"> </text:span><text:span text:style-name="T2">parseInt</text:span><text:span text:style-name="T13">(</text:span><text:span text:style-name="T2">prompt</text:span><text:span text:style-name="T13">(</text:span><text:span text:style-name="T9">'Ingrese un numero'</text:span><text:span text:style-name="T13">,</text:span><text:span text:style-name="T9">''</text:span><text:span text:style-name="T13">))</text:span></text:p>
      <text:p text:style-name="P8">        <text:span text:style-name="T5">lista</text:span><text:span text:style-name="T13">[</text:span><text:span text:style-name="T5">i</text:span><text:span text:style-name="T13">]</text:span><text:span text:style-name="T7">=</text:span><text:span text:style-name="T5">num</text:span><text:span text:style-name="T13">;</text:span></text:p>
      <text:p text:style-name="P8">    <text:span text:style-name="T13">}</text:span></text:p>
      <text:p text:style-name="P4"><text:span text:style-name="T1">let</text:span> <text:span text:style-name="T4">mayor</text:span> <text:span text:style-name="T6">=</text:span> <text:span text:style-name="T4">0</text:span>;</text:p>
      <text:p text:style-name="P16"/>
      <text:p text:style-name="P8">  <text:span text:style-name="T2">for</text:span><text:span text:style-name="T13">(</text:span><text:span text:style-name="T5">i</text:span><text:span text:style-name="T7">=</text:span><text:span text:style-name="T5">0</text:span><text:span text:style-name="T13">;</text:span><text:span text:style-name="T5">i</text:span><text:span text:style-name="T7">&lt;</text:span><text:span text:style-name="T5">lista</text:span><text:span text:style-name="T13">.</text:span><text:span text:style-name="T15">length</text:span><text:span text:style-name="T13">;</text:span><text:span text:style-name="T5">i</text:span><text:span text:style-name="T7">++</text:span><text:span text:style-name="T13">){ </text:span><text:span text:style-name="T20">//recorre lista de numeros y compara mayor</text:span></text:p>
      <text:p text:style-name="P8">      <text:span text:style-name="T2">if</text:span><text:span text:style-name="T13">(</text:span><text:span text:style-name="T5">lista</text:span><text:span text:style-name="T13">[</text:span><text:span text:style-name="T5">i</text:span><text:span text:style-name="T13">] </text:span><text:span text:style-name="T7">&gt;</text:span><text:span text:style-name="T13"> </text:span><text:span text:style-name="T5">mayor</text:span><text:span text:style-name="T13">)</text:span></text:p>
      <text:p text:style-name="P8">          <text:span text:style-name="T5">mayor</text:span><text:span text:style-name="T7">=</text:span><text:span text:style-name="T5">lista</text:span><text:span text:style-name="T13">[</text:span><text:span text:style-name="T5">i</text:span><text:span text:style-name="T13">];</text:span></text:p>
      <text:p text:style-name="P8">  <text:span text:style-name="T13">}</text:span></text:p>
      <text:p text:style-name="P16"/>
      <text:p text:style-name="P4"><text:span text:style-name="T14">console</text:span>.<text:span text:style-name="T11">log</text:span>(<text:span text:style-name="T4">mayor</text:span>);</text:p>
      <text:p text:style-name="P24"/>
      <text:p text:style-name="P18">-------------------------------------------------------------------------------------------------------------------</text:p>
      <text:p text:style-name="P18"/>
      <text:p text:style-name="P19">Ejercicio 4</text:p>
      <text:p text:style-name="P19">Crear un documento html con 3 cuadrados que al ser clickeados cambien el color del fondo del documento. Cada cuadrado con color distinto.</text:p>
      <text:p text:style-name="P19"/>
      <text:p text:style-name="P20">Js:</text:p>
      <text:p text:style-name="P2"><text:span text:style-name="T1">function</text:span> <text:span text:style-name="T11">cambiarFondo</text:span>(<text:span text:style-name="T4">color</text:span>){</text:p>
      <text:p text:style-name="P7">    <text:span text:style-name="T15">document</text:span><text:span text:style-name="T13">.</text:span><text:span text:style-name="T12">querySelector</text:span><text:span text:style-name="T13">(</text:span><text:span text:style-name="T9">'body'</text:span><text:span text:style-name="T13">).</text:span><text:span text:style-name="T15">style</text:span><text:span text:style-name="T13">.</text:span><text:span text:style-name="T15">background</text:span><text:span text:style-name="T13"> </text:span><text:span text:style-name="T7">=</text:span><text:span text:style-name="T13"> </text:span><text:span text:style-name="T5">color</text:span><text:span text:style-name="T13">;</text:span></text:p>
      <text:p text:style-name="P2">}</text:p>
      <text:p text:style-name="P19"/>
      <text:p text:style-name="P20">html:</text:p>
      <text:p text:style-name="P6"><text:span text:style-name="T4">&lt;body</text:span><text:span text:style-name="T21"> </text:span><text:span text:style-name="T4">&gt;</text:span></text:p>
      <text:p text:style-name="P7">    <text:span text:style-name="T5">&lt;div</text:span><text:span text:style-name="T22"> class=</text:span><text:span text:style-name="T9">"caja"</text:span><text:span text:style-name="T5">&gt;</text:span></text:p>
      <text:p text:style-name="P7">    <text:span text:style-name="T5">&lt;div</text:span><text:span text:style-name="T22"> class=</text:span><text:span text:style-name="T9">"cuadrado uno"</text:span><text:span text:style-name="T22"> onclick=</text:span><text:span text:style-name="T9">"</text:span><text:span text:style-name="T12">cambiarFondo</text:span><text:span text:style-name="T9">(</text:span><text:span text:style-name="T22">'</text:span><text:span text:style-name="T9">aquamarine</text:span><text:span text:style-name="T22">'</text:span><text:span text:style-name="T9">)"</text:span><text:span text:style-name="T5">&gt;</text:span></text:p>
      <text:p text:style-name="P7">        <text:span text:style-name="T5">&lt;p&gt;</text:span><text:span text:style-name="T13">cambia color 1</text:span><text:span text:style-name="T5">&lt;/p&gt;</text:span></text:p>
      <text:p text:style-name="P7">    <text:span text:style-name="T5">&lt;/div&gt;</text:span></text:p>
      <text:p text:style-name="P2"><text:span text:style-name="T4">&lt;div</text:span><text:span text:style-name="T21"> class=</text:span><text:span text:style-name="T8">"cuadrado dos"</text:span><text:span text:style-name="T21"> onclick=</text:span><text:span text:style-name="T8">"</text:span><text:span text:style-name="T11">cambiarFondo</text:span><text:span text:style-name="T8">(</text:span><text:span text:style-name="T21">'</text:span><text:span text:style-name="T8">rgb(4, 19, 184)</text:span><text:span text:style-name="T21">'</text:span><text:span text:style-name="T8">)"</text:span><text:span text:style-name="T4">&gt;</text:span></text:p>
      <text:p text:style-name="P7">    <text:span text:style-name="T5">&lt;p&gt;</text:span><text:span text:style-name="T13">cambia color 2</text:span><text:span text:style-name="T5">&lt;/p&gt;</text:span></text:p>
      <text:p text:style-name="P21">&lt;/div&gt;</text:p>
      <text:p text:style-name="P2"><text:span text:style-name="T4">&lt;div</text:span><text:span text:style-name="T21"> class=</text:span><text:span text:style-name="T8">"cuadrado tres"</text:span><text:span text:style-name="T21"> onclick=</text:span><text:span text:style-name="T8">"</text:span><text:span text:style-name="T11">cambiarFondo</text:span><text:span text:style-name="T8">(</text:span><text:span text:style-name="T21">'</text:span><text:span text:style-name="T8">rgb(125, 120, 7)</text:span><text:span text:style-name="T21">'</text:span><text:span text:style-name="T8">)"</text:span><text:span text:style-name="T4">&gt;</text:span></text:p>
      <text:p text:style-name="P7">    <text:span text:style-name="T5">&lt;p&gt;</text:span><text:span text:style-name="T13">cambia color 3</text:span><text:span text:style-name="T5">&lt;/p&gt;</text:span></text:p>
      <text:p text:style-name="P21">&lt;/div&gt;</text:p>
      <text:p text:style-name="P20"/>
      <text:p text:style-name="P20">css:</text:p>
      <text:p text:style-name="P9">    <text:span text:style-name="T7">background-color</text:span><text:span text:style-name="T13">: </text:span><text:span text:style-name="T15">aliceblue</text:span><text:span text:style-name="T13">;</text:span></text:p>
      <text:p text:style-name="P2">}</text:p>
      <text:p text:style-name="P2"><text:span text:style-name="T21">.caja</text:span>{</text:p>
      <text:p text:style-name="P7">    <text:span text:style-name="T7">display</text:span><text:span text:style-name="T13">: </text:span><text:span text:style-name="T15">flex</text:span><text:span text:style-name="T13">;</text:span></text:p>
      <text:p text:style-name="P7">    <text:span text:style-name="T7">justify-content</text:span><text:span text:style-name="T13">: </text:span><text:span text:style-name="T15">center</text:span><text:span text:style-name="T13">;</text:span></text:p>
      <text:p text:style-name="P2">}</text:p>
      <text:p text:style-name="P2"><text:soft-page-break/><text:span text:style-name="T21">.cuadrado</text:span>{</text:p>
      <text:p text:style-name="P7">    <text:span text:style-name="T7">width</text:span><text:span text:style-name="T13">: </text:span><text:span text:style-name="T5">100</text:span><text:span text:style-name="T7">px</text:span><text:span text:style-name="T13">;</text:span></text:p>
      <text:p text:style-name="P7">    <text:span text:style-name="T7">height</text:span><text:span text:style-name="T13">: </text:span><text:span text:style-name="T5">100</text:span><text:span text:style-name="T7">px</text:span><text:span text:style-name="T13">;</text:span></text:p>
      <text:p text:style-name="P7">    <text:span text:style-name="T7">margin</text:span><text:span text:style-name="T13">: </text:span><text:span text:style-name="T5">10</text:span><text:span text:style-name="T7">px</text:span><text:span text:style-name="T13">;</text:span></text:p>
      <text:p text:style-name="P2">}</text:p>
      <text:p text:style-name="P2"><text:span text:style-name="T21">.uno</text:span>{</text:p>
      <text:p text:style-name="P7">    <text:span text:style-name="T7">background-color</text:span><text:span text:style-name="T13">: </text:span><text:span text:style-name="T15">aquamarine</text:span><text:span text:style-name="T13">;</text:span></text:p>
      <text:p text:style-name="P10"/>
      <text:p text:style-name="P2">}</text:p>
      <text:p text:style-name="P2"><text:span text:style-name="T21">.dos</text:span>{</text:p>
      <text:p text:style-name="P7">    <text:span text:style-name="T7">background-color</text:span><text:span text:style-name="T13">: </text:span><text:span text:style-name="T2">rgb</text:span><text:span text:style-name="T13">(</text:span><text:span text:style-name="T5">4</text:span><text:span text:style-name="T13">, </text:span><text:span text:style-name="T5">19</text:span><text:span text:style-name="T13">, </text:span><text:span text:style-name="T5">184</text:span><text:span text:style-name="T13">);</text:span></text:p>
      <text:p text:style-name="P2">}</text:p>
      <text:p text:style-name="P2"><text:span text:style-name="T21">.tres</text:span>{</text:p>
      <text:p text:style-name="P7">    <text:span text:style-name="T7">background-color</text:span><text:span text:style-name="T13">: </text:span><text:span text:style-name="T2">rgb</text:span><text:span text:style-name="T13">(</text:span><text:span text:style-name="T5">125</text:span><text:span text:style-name="T13">, </text:span><text:span text:style-name="T5">120</text:span><text:span text:style-name="T13">, </text:span><text:span text:style-name="T5">7</text:span><text:span text:style-name="T13">);</text:span></text:p>
      <text:p text:style-name="P10"/>
      <text:p text:style-name="P2">}</text:p>
      <text:p text:style-name="P20">--------------------------------------------------------------------------------------</text:p>
      <text:p text:style-name="P20">Ejercicio 5:</text:p>
      <text:p text:style-name="P20">programar un contador de caracteres para un textarea.</text:p>
      <text:p text:style-name="P20"/>
      <text:p text:style-name="P20">---------------------------------------------------------------------------------------</text:p>
      <text:p text:style-name="P20">Ejercicio 6</text:p>
      <text:p text:style-name="P20">Dado el siguiente array de alumnos utilizar los métodos de array vistos para generar un array con los alumnos aprobados. Se considera aprobado todo alumno que tenga una nota mayor o igual a 7.</text:p>
      <text:p text:style-name="P20"/>
      <text:p text:style-name="P20">var alumnos = [</text:p>
      <text:p text:style-name="P20"><text:s text:c="2"/>{</text:p>
      <text:p text:style-name="P20"><text:s text:c="4"/>nombre: 'Juan Gomez',</text:p>
      <text:p text:style-name="P20"><text:s text:c="4"/>nota: 7</text:p>
      <text:p text:style-name="P20"><text:s text:c="2"/>}, {</text:p>
      <text:p text:style-name="P20"><text:s text:c="4"/>nombre: 'Pedro Rodriguez',</text:p>
      <text:p text:style-name="P20"><text:s text:c="4"/>nota: 4</text:p>
      <text:p text:style-name="P20"><text:s text:c="2"/>}, {</text:p>
      <text:p text:style-name="P20"><text:s text:c="4"/>nombre: 'Roxana García',</text:p>
      <text:p text:style-name="P20"><text:s text:c="4"/>nota: 8</text:p>
      <text:p text:style-name="P20"><text:s text:c="2"/>}, {</text:p>
      <text:p text:style-name="P20"><text:s text:c="4"/>nombre: 'Luciano Lopez',</text:p>
      <text:p text:style-name="P20"><text:s text:c="4"/>nota: 5</text:p>
      <text:p text:style-name="P20"><text:s text:c="2"/>}, {</text:p>
      <text:p text:style-name="P20"><text:s text:c="4"/>nombre: 'Fernanda Gimenez',</text:p>
      <text:p text:style-name="P20"><text:s text:c="4"/>nota: 6</text:p>
      <text:p text:style-name="P20"><text:s text:c="2"/>}, {</text:p>
      <text:p text:style-name="P20"><text:s text:c="4"/>nombre: 'Florencia Martinez',</text:p>
      <text:p text:style-name="P20"><text:s text:c="4"/>nota: 10</text:p>
      <text:p text:style-name="P20"><text:s text:c="2"/>}, {</text:p>
      <text:p text:style-name="P20"><text:s text:c="4"/>nombre: 'Raul Sanchez',</text:p>
      <text:p text:style-name="P20"><text:s text:c="4"/>nota: 7</text:p>
      <text:p text:style-name="P20"><text:s text:c="2"/>}, {</text:p>
      <text:p text:style-name="P20"><text:s text:c="4"/>nombre: 'Sandra Figueroa',</text:p>
      <text:p text:style-name="P20"><text:s text:c="4"/>nota: 8</text:p>
      <text:p text:style-name="P20"><text:s text:c="2"/>}</text:p>
      <text:p text:style-name="P20">];</text:p>
      <text:p text:style-name="P20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8T11:58:51.591000000</dc:date>
    <meta:editing-duration>PT17M52S</meta:editing-duration>
    <meta:editing-cycles>1</meta:editing-cycles>
    <meta:document-statistic meta:table-count="0" meta:image-count="0" meta:object-count="0" meta:page-count="4" meta:paragraph-count="126" meta:word-count="482" meta:character-count="4028" meta:non-whitespace-character-count="3361"/>
    <meta:generator>LibreOffice/7.1.3.2$Windows_X86_64 LibreOffice_project/47f78053abe362b9384784d31a6e56f8511eb1c1</meta:generator>
  </office:meta>
</office:document-meta>
</file>